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9D6000006D8C53BBBD0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Object_20_with_20_no_20_fill_20_and_20_no_20_line">
      <style:graphic-properties draw:stroke="none" svg:stroke-color="#ffffff" draw:fill="none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6cm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vertical-align="middle" draw:shadow="hidden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06cm" draw:marker-start="Arrow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3" style:family="paragraph">
      <style:paragraph-properties fo:margin-left="0cm" fo:margin-right="0cm" fo:margin-top="0cm" fo:margin-bottom="0cm" fo:text-align="start" fo:text-indent="0cm">
        <style:tab-stops/>
      </style:paragraph-properties>
      <style:text-properties fo:color="#00ffff" fo:font-weight="normal"/>
    </style:style>
    <style:style style:name="P4" style:family="paragraph">
      <style:paragraph-properties fo:margin-left="0cm" fo:margin-right="0cm" fo:margin-top="0cm" fo:margin-bottom="0cm" fo:text-align="start" fo:text-indent="0cm">
        <style:tab-stops/>
      </style:paragraph-properties>
      <style:text-properties style:text-position="0% 100%" fo:font-size="18pt" style:font-size-asian="18pt" style:font-size-complex="18pt"/>
    </style:style>
    <style:style style:name="T1" style:family="text">
      <style:text-properties fo:color="#00ffff" fo:font-weight="normal"/>
    </style:style>
    <style:style style:name="T2" style:family="text">
      <style:text-properties style:text-position="0% 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xml:id="id2" draw:id="id2" draw:layer="layout" svg:width="4.826cm" svg:height="2.286cm" svg:x="15.24cm" svg:y="3.048cm">
          <office:event-listeners>
            <presentation:event-listener script:event-name="dom:click" presentation:action="show" xlink:href="http://www.aishub.net/rpiais" xlink:type="simple" xlink:show="embed" xlink:actuate="onRequest"/>
          </office:event-listeners>
          <text:p text:style-name="P1"><text:a xlink:href="http://www.aishub.net/rpiais">AIS Dispatcher</text:a></text:p>
        </draw:rect>
        <draw:frame draw:style-name="gr2" draw:text-style-name="P3" xml:id="id1" draw:id="id1" draw:layer="layout" svg:width="4.064cm" svg:height="1.778cm" svg:x="5.08cm" svg:y="2.794cm">
          <draw:image xlink:href="Pictures/10000000000009D6000006D8C53BBBD0.jpg" xlink:type="simple" xlink:show="embed" xlink:actuate="onLoad">
            <text:p text:style-name="P2"><text:span text:style-name="T1">AIS receiver</text:span></text:p>
          </draw:image>
        </draw:frame>
        <draw:connector draw:style-name="gr3" draw:text-style-name="P1" draw:layer="layout" svg:x1="9.144cm" svg:y1="3.683cm" svg:x2="15.24cm" svg:y2="4.191cm" draw:start-shape="id1" draw:end-shape="id2" svg:d="M9144 3683h3048v508h3048">
          <text:p/>
        </draw:connector>
        <draw:rect draw:style-name="gr4" draw:text-style-name="P1" draw:layer="layout" svg:width="13.208cm" svg:height="7.112cm" svg:x="13.716cm" svg:y="8.433cm">
          <text:p/>
        </draw:rect>
        <draw:rect draw:style-name="gr5" draw:text-style-name="P4" draw:layer="layout" svg:width="6.096cm" svg:height="1.219cm" svg:x="13.716cm" svg:y="8.433cm">
          <text:p text:style-name="P2"><text:span text:style-name="T2">AWS (Linux server)</text:span></text:p>
        </draw:rect>
        <draw:rect draw:style-name="gr1" draw:text-style-name="P1" xml:id="id3" draw:id="id3" draw:layer="layout" svg:width="5.334cm" svg:height="1.27cm" svg:x="20.574cm" svg:y="12.7cm">
          <office:event-listeners>
            <presentation:event-listener script:event-name="dom:click" presentation:action="show" xlink:href="https://github.com/jussihyva/aivdm_decoder/tree/master/src" xlink:type="simple" xlink:show="embed" xlink:actuate="onRequest"/>
          </office:event-listeners>
          <text:p text:style-name="P1">AIS Decoder</text:p>
        </draw:rect>
        <draw:connector draw:style-name="gr3" draw:text-style-name="P1" draw:layer="layout" draw:line-skew="-2.159cm" svg:x1="17.653cm" svg:y1="5.334cm" svg:x2="23.241cm" svg:y2="12.7cm" draw:start-shape="id2" draw:start-glue-point="2" draw:end-shape="id3" draw:end-glue-point="0" svg:d="M17653 5334v1524h5588v5842">
          <text:p/>
        </draw:connector>
        <draw:frame draw:style-name="gr6" draw:text-style-name="P1" xml:id="id5" draw:id="id5" draw:layer="layout" svg:width="4.782cm" svg:height="2.793cm" svg:x="2.33cm" svg:y="12.446cm">
          <draw:image xlink:href="../../../../../Applications/OpenOffice.app/Contents/share/gallery/computers/Computer-Laptop-Black.png" xlink:type="simple" xlink:show="embed" xlink:actuate="onLoad">
            <text:p/>
          </draw:image>
          <office:event-listeners>
            <presentation:event-listener script:event-name="dom:click" presentation:action="show" xlink:href="http://ec2-18-212-73-242.compute-1.amazonaws.com:8000/" xlink:type="simple" xlink:show="embed" xlink:actuate="onRequest"/>
          </office:event-listeners>
        </draw:frame>
        <draw:rect draw:style-name="gr1" draw:text-style-name="P1" xml:id="id4" draw:id="id4" draw:layer="layout" svg:width="3.302cm" svg:height="1.27cm" draw:transform="rotate (1.5707963267946) translate (13.716cm 14.986cm)">
          <office:event-listeners>
            <presentation:event-listener script:event-name="dom:click" presentation:action="show" xlink:href="https://github.com/jussihyva/aivdm_decoder/tree/master/src" xlink:type="simple" xlink:show="embed" xlink:actuate="onRequest"/>
          </office:event-listeners>
          <text:p text:style-name="P1">Fast API</text:p>
        </draw:rect>
        <draw:connector draw:style-name="gr7" draw:text-style-name="P1" draw:layer="layout" svg:x1="13.716cm" svg:y1="13.335cm" svg:x2="7.112cm" svg:y2="13.842cm" draw:start-shape="id4" draw:end-shape="id5" svg:d="M13716 13335h-3302v507h-3302">
          <text:p/>
        </draw:connector>
        <draw:rect draw:style-name="gr1" draw:text-style-name="P1" xml:id="id6" draw:id="id6" draw:layer="layout" svg:width="2.286cm" svg:height="1.27cm" draw:transform="skewX (0.0109955742875622) rotate (0.0109955742875622) translate (17.018cm 11.201cm)">
          <text:p text:style-name="P1">sqlite3</text:p>
        </draw:rect>
        <draw:connector draw:style-name="gr7" draw:text-style-name="P1" draw:layer="layout" svg:x1="20.574cm" svg:y1="13.335cm" svg:x2="19.304cm" svg:y2="11.811cm" draw:start-shape="id3" draw:start-glue-point="3" draw:end-shape="id6" draw:end-glue-point="1" svg:d="M20574 13335h-635v-1524h-635">
          <text:p/>
        </draw:connector>
        <draw:connector draw:style-name="gr7" draw:text-style-name="P1" draw:layer="layout" svg:x1="17.018cm" svg:y1="11.836cm" svg:x2="14.986cm" svg:y2="13.335cm" draw:start-shape="id6" draw:start-glue-point="3" draw:end-shape="id4" draw:end-glue-point="2" svg:d="M17018 11836h-1016v1499h-1016">
          <text:p/>
        </draw:connecto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9" draw:text-style-name="P1" draw:layer="layout" svg:width="14.043cm" svg:height="8.955cm" svg:x="4.084cm" svg:y="0.788cm">
          <draw:image xlink:href="Pictures/10000000000009D6000006D8C53BBBD0.jp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hani Kauppi</meta:initial-creator>
    <meta:creation-date>2020-07-24T10:02:02</meta:creation-date>
    <meta:editing-duration>PT33M52S</meta:editing-duration>
    <meta:editing-cycles>3</meta:editing-cycles>
    <dc:date>2020-07-24T13:44:55</dc:date>
    <dc:creator>Juhani Kauppi</dc:creator>
    <meta:generator>OpenOffice/4.1.7$Unix OpenOffice.org_project/417m1$Build-9800</meta:generator>
    <meta:document-statistic meta:object-count="39"/>
  </office:meta>
</office:document-meta>
</file>